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0" svg:stroke-width="0.019cm" svg:stroke-color="#000000" draw:marker-start="" draw:marker-start-width="0.33cm" draw:marker-start-center="false" draw:marker-end="" draw:marker-end-width="0.33cm" draw:marker-end-center="false" draw:fill="solid" draw:fill-color="#7ed2e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41" svg:stroke-width="0.019cm" svg:stroke-color="#000000" draw:marker-start="" draw:marker-start-width="0.33cm" draw:marker-start-center="false" draw:marker-end="" draw:marker-end-width="0.33cm" draw:marker-end-center="false" draw:fill="solid" draw:fill-color="#d684bf" draw:textarea-horizontal-align="justify" draw:textarea-vertical-align="middle" draw:auto-grow-height="false" fo:min-height="0.426cm" fo:min-width="0.376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561" svg:stroke-width="0.019cm" svg:stroke-color="#000000" draw:marker-start="" draw:marker-start-width="0.33cm" draw:marker-start-center="false" draw:marker-end="" draw:marker-end-width="0.33cm" draw:marker-end-center="false" draw:fill="solid" draw:fill-color="#b5e087" draw:textarea-horizontal-align="justify" draw:textarea-vertical-align="middle" draw:auto-grow-height="false" fo:min-height="0.546cm" fo:min-width="0.19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62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56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1.19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56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894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565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894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56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1.19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ffe3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justify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none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bold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1" fo:font-size="9pt" fo:language="en" fo:country="US" fo:font-style="normal" fo:text-shadow="none" style:text-underline-style="none" fo:font-weight="normal" style:letter-kerning="true" style:font-name-asian="MS Gothic" style:font-size-asian="18pt" style:language-asian="en" style:country-asian="US" style:font-style-asian="normal" style:font-weight-asian="normal" style:font-name-complex="Bitstream Vera Sans1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5cm" svg:height="3.47cm" svg:x="9.383cm" svg:y="13.344cm">
            <text:p/>
          </draw:rect>
          <draw:custom-shape draw:style-name="gr2" draw:text-style-name="P2" draw:layer="layout" svg:width="1.751cm" svg:height="2.086cm" svg:x="9.383cm" svg:y="14.727cm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3" draw:text-style-name="P3" draw:layer="layout" svg:width="1.389cm" svg:height="2.454cm" draw:transform="rotate (-1.5707963267949) translate (11.84cm 13.346cm)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  <draw:polygon draw:style-name="gr4" draw:text-style-name="P4" draw:layer="layout" svg:width="1.749cm" svg:height="3.469cm" svg:x="11.135cm" svg:y="13.346cm" svg:viewBox="0 0 1750 3470" draw:points="0,3470 1750,3470 1750,0 700,0">
            <text:p/>
          </draw:polygon>
          <draw:frame draw:style-name="gr5" draw:text-style-name="P6" draw:layer="layout" svg:width="1.198cm" svg:height="0.38cm" svg:x="9.858cm" svg:y="12.991cm">
            <draw:text-box>
              <text:p text:style-name="P5"><text:span text:style-name="T1">3,5 cm</text:span></text:p>
            </draw:text-box>
          </draw:frame>
          <draw:frame draw:style-name="gr6" draw:text-style-name="P7" draw:layer="layout" svg:width="1.394cm" svg:height="0.63cm" draw:transform="rotate (1.5707963267949) translate (8.897cm 14.725cm)">
            <draw:text-box>
              <text:p text:style-name="P5"><text:span text:style-name="T1">2 cm</text:span></text:p>
            </draw:text-box>
          </draw:frame>
          <draw:frame draw:style-name="gr7" draw:text-style-name="P7" draw:layer="layout" svg:width="1.394cm" svg:height="0.63cm" draw:transform="rotate (1.5707963267949) translate (8.909cm 16.413cm)">
            <draw:text-box>
              <text:p text:style-name="P5"><text:span text:style-name="T1">3 cm</text:span></text:p>
            </draw:text-box>
          </draw:frame>
          <draw:frame draw:style-name="gr8" draw:text-style-name="P6" draw:layer="layout" svg:width="1.198cm" svg:height="0.38cm" svg:x="9.629cm" svg:y="16.812cm">
            <draw:text-box>
              <text:p text:style-name="P5"><text:span text:style-name="T1">2,5 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06cm" draw:dots2="1" draw:dots2-length="0.006cm" draw:distance="0.006cm"/>
    <draw:stroke-dash draw:name="Dashed_20__28_var_29__20_562" draw:display-name="Dashed (var) 562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06cm" draw:dots2="1" draw:dots2-length="0.006cm" draw:distance="0.006cm"/>
    <draw:stroke-dash draw:name="Dashed_20__28_var_29__20_564" draw:display-name="Dashed (var) 564" draw:style="rect" draw:dots1="1" draw:dots1-length="0.006cm" draw:dots2="1" draw:dots2-length="0.006cm" draw:distance="0.006cm"/>
    <draw:stroke-dash draw:name="Dashed_20__28_var_29__20_565" draw:display-name="Dashed (var) 565" draw:style="rect" draw:dots1="1" draw:dots1-length="0.006cm" draw:dots2="1" draw:dots2-length="0.006cm" draw:distance="0.006cm"/>
    <draw:stroke-dash draw:name="Dashed_20__28_var_29__20_566" draw:display-name="Dashed (var) 566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4:35:54.699947739</meta:creation-date>
    <dc:date>2018-05-14T14:36:11.020185854</dc:date>
    <meta:editing-duration>PT16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